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3f31e3"/>
    </style:style>
    <style:style style:name="P2" style:family="paragraph" style:parent-style-name="Standard" style:list-style-name="L1">
      <style:text-properties officeooo:rsid="00335ffc" officeooo:paragraph-rsid="003f31e3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>
      <style:text-properties officeooo:rsid="00051fe7" officeooo:paragraph-rsid="00051fe7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189672" officeooo:paragraph-rsid="00193c77"/>
    </style:style>
    <style:style style:name="P8" style:family="paragraph" style:parent-style-name="Standard" style:list-style-name="L1">
      <style:text-properties officeooo:rsid="00380eb7" officeooo:paragraph-rsid="003f31e3"/>
    </style:style>
    <style:style style:name="P9" style:family="paragraph" style:parent-style-name="Standard">
      <style:text-properties officeooo:rsid="00380eb7" officeooo:paragraph-rsid="003f31e3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P11" style:family="paragraph" style:parent-style-name="Standard">
      <style:text-properties officeooo:rsid="003f31e3" officeooo:paragraph-rsid="003f31e3"/>
    </style:style>
    <style:style style:name="P12" style:family="paragraph" style:parent-style-name="Standard" style:list-style-name="L1">
      <style:text-properties officeooo:rsid="003fad1f" officeooo:paragraph-rsid="003fad1f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O (most to least important<text:span text:style-name="T1"> order</text:span>):</text:p>
      <text:list xml:id="list366944236" text:style-name="L1">
        <text:list-item>
          <text:p text:style-name="P1">Make the splash screen work</text:p>
        </text:list-item>
        <text:list-item>
          <text:p text:style-name="P2">Add progress bar for search</text:p>
        </text:list-item>
        <text:list-item>
          <text:p text:style-name="P3">Sort events like HW8</text:p>
        </text:list-item>
        <text:list-item>
          <text:p text:style-name="P12">Make snack bars grey background with dark grey text</text:p>
        </text:list-item>
        <text:list-item>
          <text:p text:style-name="P6">Make the event title marquee</text:p>
        </text:list-item>
        <text:list-item>
          <text:p text:style-name="P8">Delete unused comment code</text:p>
        </text:list-item>
      </text:list>
      <text:p text:style-name="P9"/>
      <text:p text:style-name="P9"/>
      <text:p text:style-name="P11">TO DO...later</text:p>
      <text:list xml:id="list222747683277468" text:continue-numbering="true" text:style-name="L1">
        <text:list-item>
          <text:p text:style-name="P4">Make category rows disappear when they don't find legitimate data</text:p>
        </text:list-item>
        <text:list-item>
          <text:p text:style-name="P7">Update time to AM/PM</text:p>
        </text:list-item>
        <text:list-item>
          <text:p text:style-name="P10">Underline check out on spotify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2:27:46.932000000</dc:date>
    <meta:editing-duration>PT14H34M54S</meta:editing-duration>
    <meta:editing-cycles>5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84" meta:character-count="438" meta:non-whitespace-character-count="376"/>
  </office:meta>
</office:document-meta>
</file>